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999999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456cm" svg:height="2.23cm" svg:x="2.95cm" svg:y="4.44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2.456cm" svg:height="2.23cm" svg:x="2.951cm" svg:y="7.847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2.952cm" svg:y="11.4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2.953cm" svg:y="14.84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456cm" svg:height="2.23cm" svg:x="2.954cm" svg:y="18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456cm" svg:height="2.23cm" svg:x="2.955cm" svg:y="21.75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10.151cm" svg:y="4.44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152cm" svg:y="7.84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456cm" svg:height="2.23cm" svg:x="10.153cm" svg:y="11.44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0.154cm" svg:y="14.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456cm" svg:height="2.23cm" svg:x="10.155cm" svg:y="18.35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10.156cm" svg:y="21.75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3" draw:text-style-name="P1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4" draw:text-style-name="P1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3" draw:text-style-name="P1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3" draw:text-style-name="P1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3" draw:text-style-name="P1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3" draw:text-style-name="P1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2T09:06:06.126693872</dc:date>
    <dc:creator>elucterio </dc:creator>
    <meta:editing-duration>PT15M21S</meta:editing-duration>
    <meta:editing-cycles>6</meta:editing-cycles>
    <meta:document-statistic meta:object-count="21"/>
  </office:meta>
</office:document-meta>
</file>